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82033333333333cm"/>
    </style:style>
    <style:style style:name="co2" style:family="table-column">
      <style:table-column-properties fo:break-before="auto" style:column-width="2.26483333333333cm"/>
    </style:style>
    <style:style style:name="co3" style:family="table-column">
      <style:table-column-properties fo:break-before="auto" style:column-width="6.11716666666667cm"/>
    </style:style>
    <style:style style:name="co4" style:family="table-column">
      <style:table-column-properties fo:break-before="auto" style:column-width="3.3655cm"/>
    </style:style>
    <style:style style:name="co5" style:family="table-column">
      <style:table-column-properties fo:break-before="auto" style:column-width="4.14866666666667cm"/>
    </style:style>
    <style:style style:name="co6" style:family="table-column">
      <style:table-column-properties fo:break-before="auto" style:column-width="4.16983333333333cm"/>
    </style:style>
    <style:style style:name="co7" style:family="table-column">
      <style:table-column-properties fo:break-before="auto" style:column-width="4.02166666666667cm"/>
    </style:style>
    <style:style style:name="co8" style:family="table-column">
      <style:table-column-properties fo:break-before="auto" style:column-width="2.20133333333333cm"/>
    </style:style>
    <style:style style:name="ro1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aramTes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2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6373" table:default-cell-style-name="ce1"/>
        <table:table-row table:style-name="ro1">
          <table:table-cell office:value-type="string" table:style-name="ce1">
            <text:p>nb of line</text:p>
          </table:table-cell>
          <table:table-cell table:number-columns-repeated="2" table:style-name="ce1"/>
          <table:table-cell office:value-type="string" table:style-name="ce1">
            <text:p>section (mm2)</text:p>
          </table:table-cell>
          <table:table-cell office:value-type="string" table:style-name="ce1">
            <text:p>section suivante</text:p>
          </table:table-cell>
          <table:table-cell office:value-type="string" table:style-name="ce1">
            <text:p>L(km)</text:p>
          </table:table-cell>
          <table:table-cell office:value-type="string" table:style-name="ce1">
            <text:p>prix total</text:p>
          </table:table-cell>
          <table:table-cell office:value-type="string" table:style-name="ce1">
            <text:p>r avant renforcement (pu)</text:p>
          </table:table-cell>
          <table:table-cell office:value-type="string" table:style-name="ce1">
            <text:p>ratio des section</text:p>
          </table:table-cell>
          <table:table-cell office:value-type="string" table:style-name="ce1">
            <text:p>r après renforcement (pu)</text:p>
          </table:table-cell>
          <table:table-cell office:value-type="string" table:style-name="ce1">
            <text:p>imax avant renforcement</text:p>
          </table:table-cell>
          <table:table-cell office:value-type="string" table:style-name="ce1">
            <text:p>imax après</text:p>
          </table:table-cell>
          <table:table-cell table:number-columns-repeated="1637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1048000" table:formula="of:=[.F5]*[.E5]*20+100000*[.F5]" table:style-name="ce1">
            <text:p>1048000</text:p>
          </table:table-cell>
          <table:table-cell office:value-type="float" office:value="6.2668172690763094E-2" table:style-name="ce1">
            <text:p>0,062668173</text:p>
          </table:table-cell>
          <table:table-cell office:value-type="float" office:value="1.6216216216216217" table:formula="of:=[.E5]/[.D5]" table:style-name="ce1">
            <text:p>1,621621622</text:p>
          </table:table-cell>
          <table:table-cell office:value-type="float" office:value="3.8645373159303907E-2" table:formula="of:=[.H5]/[.I5]" table:style-name="ce1">
            <text:p>0,038645373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5]*[.I5]" table:style-name="ce1">
            <text:p>0,679712912</text:p>
          </table:table-cell>
          <table:table-cell office:value-type="string" table:style-name="ce1">
            <text:p>0.679712911510813</text:p>
          </table:table-cell>
          <table:table-cell table:number-columns-repeated="1637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480" table:style-name="ce1">
            <text:p>480</text:p>
          </table:table-cell>
          <table:table-cell office:value-type="float" office:value="8" table:style-name="ce1">
            <text:p>8</text:p>
          </table:table-cell>
          <table:table-cell office:value-type="float" office:value="876800" table:formula="of:=[.F6]*[.E6]*20+100000*[.F6]" table:style-name="ce1">
            <text:p>876800</text:p>
          </table:table-cell>
          <table:table-cell office:value-type="float" office:value="7.4973869075189103E-2" table:style-name="ce1">
            <text:p>0,074973869</text:p>
          </table:table-cell>
          <table:table-cell office:value-type="float" office:value="2" table:formula="of:=[.E6]/[.D6]" table:style-name="ce1">
            <text:p>2</text:p>
          </table:table-cell>
          <table:table-cell office:value-type="float" office:value="3.7486934537594552E-2" table:formula="of:=[.H6]/[.I6]" table:style-name="ce1">
            <text:p>0,037486935</text:p>
          </table:table-cell>
          <table:table-cell office:value-type="float" office:value="0.62122888964803702" table:style-name="ce1">
            <text:p>0,62122889</text:p>
          </table:table-cell>
          <table:table-cell office:value-type="float" office:value="1.242457779296074" table:formula="of:=[.K6]*[.I6]" table:style-name="ce1">
            <text:p>1,242457779</text:p>
          </table:table-cell>
          <table:table-cell office:value-type="string" table:style-name="ce1">
            <text:p>1.24245777929607</text:p>
          </table:table-cell>
          <table:table-cell table:number-columns-repeated="16371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50" table:style-name="ce1">
            <text:p>150</text:p>
          </table:table-cell>
          <table:table-cell office:value-type="float" office:value="240" table:style-name="ce1">
            <text:p>240</text:p>
          </table:table-cell>
          <table:table-cell office:value-type="float" office:value="20" table:style-name="ce1">
            <text:p>20</text:p>
          </table:table-cell>
          <table:table-cell office:value-type="float" office:value="2096000" table:formula="of:=[.F7]*[.E7]*20+100000*[.F7]" table:style-name="ce1">
            <text:p>2096000</text:p>
          </table:table-cell>
          <table:table-cell office:value-type="float" office:value="0.36900378870372902" table:style-name="ce1">
            <text:p>0,369003789</text:p>
          </table:table-cell>
          <table:table-cell office:value-type="float" office:value="1.6" table:formula="of:=[.E7]/[.D7]" table:style-name="ce1">
            <text:p>1,6</text:p>
          </table:table-cell>
          <table:table-cell office:value-type="float" office:value="0.23062736793983063" table:formula="of:=[.H7]/[.I7]" table:style-name="ce1">
            <text:p>0,230627368</text:p>
          </table:table-cell>
          <table:table-cell office:value-type="float" office:value="0.46418961642845902" table:style-name="ce1">
            <text:p>0,464189616</text:p>
          </table:table-cell>
          <table:table-cell office:value-type="float" office:value="0.74270338628553445" table:formula="of:=[.K7]*[.I7]" table:style-name="ce1">
            <text:p>0,742703386</text:p>
          </table:table-cell>
          <table:table-cell office:value-type="string" table:style-name="ce1">
            <text:p>0.742703386285534</text:p>
          </table:table-cell>
          <table:table-cell table:number-columns-repeated="1637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48" table:style-name="ce1">
            <text:p>148</text:p>
          </table:table-cell>
          <table:table-cell office:value-type="float" office:value="5" table:style-name="ce1">
            <text:p>5</text:p>
          </table:table-cell>
          <table:table-cell office:value-type="float" office:value="514800" table:formula="of:=[.F8]*[.E8]*20+100000*[.F8]" table:style-name="ce1">
            <text:p>514800</text:p>
          </table:table-cell>
          <table:table-cell office:value-type="float" office:value="0.25759045708073403" table:style-name="ce1">
            <text:p>0,257590457</text:p>
          </table:table-cell>
          <table:table-cell office:value-type="float" office:value="2.7407407407407409" table:formula="of:=[.E8]/[.D8]" table:style-name="ce1">
            <text:p>2,740740741</text:p>
          </table:table-cell>
          <table:table-cell office:value-type="float" office:value="9.3985707313240782E-2" table:formula="of:=[.H8]/[.I8]" table:style-name="ce1">
            <text:p>0,093985707</text:p>
          </table:table-cell>
          <table:table-cell office:value-type="float" office:value="0.22516660498395399" table:style-name="ce1">
            <text:p>0,225166605</text:p>
          </table:table-cell>
          <table:table-cell office:value-type="float" office:value="0.61712328773379987" table:formula="of:=[.K8]*[.I8]" table:style-name="ce1">
            <text:p>0,617123288</text:p>
          </table:table-cell>
          <table:table-cell office:value-type="string" table:style-name="ce1">
            <text:p>0.6171232877338</text:p>
          </table:table-cell>
          <table:table-cell table:number-columns-repeated="1637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office:value-type="float" office:value="148" table:style-name="ce1">
            <text:p>148</text:p>
          </table:table-cell>
          <table:table-cell office:value-type="float" office:value="4" table:style-name="ce1">
            <text:p>4</text:p>
          </table:table-cell>
          <table:table-cell office:value-type="float" office:value="411840" table:formula="of:=[.F9]*[.E9]*20+100000*[.F9]" table:style-name="ce1">
            <text:p>411840</text:p>
          </table:table-cell>
          <table:table-cell office:value-type="float" office:value="0.189500249500998" table:style-name="ce1">
            <text:p>0,18950025</text:p>
          </table:table-cell>
          <table:table-cell office:value-type="float" office:value="2.7407407407407409" table:formula="of:=[.E9]/[.D9]" table:style-name="ce1">
            <text:p>2,740740741</text:p>
          </table:table-cell>
          <table:table-cell office:value-type="float" office:value="6.9141982926039805E-2" table:formula="of:=[.H9]/[.I9]" table:style-name="ce1">
            <text:p>0,069141983</text:p>
          </table:table-cell>
          <table:table-cell office:value-type="float" office:value="0.22516660498395399" table:style-name="ce1">
            <text:p>0,225166605</text:p>
          </table:table-cell>
          <table:table-cell office:value-type="float" office:value="0.61712328773379987" table:formula="of:=[.K9]*[.I9]" table:style-name="ce1">
            <text:p>0,617123288</text:p>
          </table:table-cell>
          <table:table-cell office:value-type="string" table:style-name="ce1">
            <text:p>0.6171232877338</text:p>
          </table:table-cell>
          <table:table-cell table:number-columns-repeated="1637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04800" table:formula="of:=[.F10]*[.E10]*20+100000*[.F10]" table:style-name="ce1">
            <text:p>104800</text:p>
          </table:table-cell>
          <table:table-cell office:value-type="float" office:value="2.6522437524670001E-2" table:style-name="ce1">
            <text:p>0,026522438</text:p>
          </table:table-cell>
          <table:table-cell office:value-type="float" office:value="1.6216216216216217" table:formula="of:=[.E10]/[.D10]" table:style-name="ce1">
            <text:p>1,621621622</text:p>
          </table:table-cell>
          <table:table-cell office:value-type="float" office:value="1.6355503140213168E-2" table:formula="of:=[.H10]/[.I10]" table:style-name="ce1">
            <text:p>0,016355503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10]*[.I10]" table:style-name="ce1">
            <text:p>0,679712912</text:p>
          </table:table-cell>
          <table:table-cell office:value-type="string" table:style-name="ce1">
            <text:p>0.679712911510813</text:p>
          </table:table-cell>
          <table:table-cell table:number-columns-repeated="1637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02960" table:formula="of:=[.F11]*[.E11]*20+100000*[.F11]" table:style-name="ce1">
            <text:p>102960</text:p>
          </table:table-cell>
          <table:table-cell office:value-type="float" office:value="1.73252034249648E-2" table:style-name="ce1">
            <text:p>0,017325203</text:p>
          </table:table-cell>
          <table:table-cell office:value-type="float" office:value="2.7407407407407409" table:formula="of:=[.E11]/[.D11]" table:style-name="ce1">
            <text:p>2,740740741</text:p>
          </table:table-cell>
          <table:table-cell office:value-type="float" office:value="6.3213580064060753E-3" table:formula="of:=[.H11]/[.I11]" table:style-name="ce1">
            <text:p>0,006321358</text:p>
          </table:table-cell>
          <table:table-cell office:value-type="float" office:value="0.22516660498395399" table:style-name="ce1">
            <text:p>0,225166605</text:p>
          </table:table-cell>
          <table:table-cell office:value-type="float" office:value="0.61712328773379987" table:formula="of:=[.K11]*[.I11]" table:style-name="ce1">
            <text:p>0,617123288</text:p>
          </table:table-cell>
          <table:table-cell office:value-type="string" table:style-name="ce1">
            <text:p>0.6171232877338</text:p>
          </table:table-cell>
          <table:table-cell table:number-columns-repeated="16371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office:value-type="float" office:value="148" table:style-name="ce1">
            <text:p>148</text:p>
          </table:table-cell>
          <table:table-cell office:value-type="float" office:value="4" table:style-name="ce1">
            <text:p>4</text:p>
          </table:table-cell>
          <table:table-cell office:value-type="float" office:value="411840" table:formula="of:=[.F12]*[.E12]*20+100000*[.F12]" table:style-name="ce1">
            <text:p>411840</text:p>
          </table:table-cell>
          <table:table-cell office:value-type="float" office:value="0.187243746420511" table:style-name="ce1">
            <text:p>0,187243746</text:p>
          </table:table-cell>
          <table:table-cell office:value-type="float" office:value="2.7407407407407409" table:formula="of:=[.E12]/[.D12]" table:style-name="ce1">
            <text:p>2,740740741</text:p>
          </table:table-cell>
          <table:table-cell office:value-type="float" office:value="6.8318664234510773E-2" table:formula="of:=[.H12]/[.I12]" table:style-name="ce1">
            <text:p>0,068318664</text:p>
          </table:table-cell>
          <table:table-cell office:value-type="float" office:value="0.22516660498395399" table:style-name="ce1">
            <text:p>0,225166605</text:p>
          </table:table-cell>
          <table:table-cell office:value-type="float" office:value="0.61712328773379987" table:formula="of:=[.K12]*[.I12]" table:style-name="ce1">
            <text:p>0,617123288</text:p>
          </table:table-cell>
          <table:table-cell office:value-type="string" table:style-name="ce1">
            <text:p>0.6171232877338</text:p>
          </table:table-cell>
          <table:table-cell table:number-columns-repeated="1637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50" table:style-name="ce1">
            <text:p>15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04800" table:formula="of:=[.F13]*[.E13]*20+100000*[.F13]" table:style-name="ce1">
            <text:p>104800</text:p>
          </table:table-cell>
          <table:table-cell office:value-type="float" office:value="2.46499354483142E-2" table:style-name="ce1">
            <text:p>0,024649935</text:p>
          </table:table-cell>
          <table:table-cell office:value-type="float" office:value="1.6" table:formula="of:=[.E13]/[.D13]" table:style-name="ce1">
            <text:p>1,6</text:p>
          </table:table-cell>
          <table:table-cell office:value-type="float" office:value="1.5406209655196373E-2" table:formula="of:=[.H13]/[.I13]" table:style-name="ce1">
            <text:p>0,01540621</text:p>
          </table:table-cell>
          <table:table-cell office:value-type="float" office:value="0.34871956259053399" table:style-name="ce1">
            <text:p>0,348719563</text:p>
          </table:table-cell>
          <table:table-cell office:value-type="float" office:value="0.55795130014485439" table:formula="of:=[.K13]*[.I13]" table:style-name="ce1">
            <text:p>0,5579513</text:p>
          </table:table-cell>
          <table:table-cell office:value-type="string" table:style-name="ce1">
            <text:p>0.557951300144854</text:p>
          </table:table-cell>
          <table:table-cell table:style-name="ce1"/>
          <table:table-cell office:value-type="float" office:value="0" table:formula="of:=[.E2]/[.D2]" table:style-name="ce1">
            <text:p>#DIV/0!</text:p>
          </table:table-cell>
          <table:table-cell office:value-type="float" office:value="6.2668172690763094E-2" table:style-name="ce1">
            <text:p>0,062668173</text:p>
          </table:table-cell>
          <table:table-cell office:value-type="float" office:value="0" table:formula="of:=[.P13]/[.O13]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office:value-type="float" office:value="148" table:style-name="ce1">
            <text:p>148</text:p>
          </table:table-cell>
          <table:table-cell office:value-type="float" office:value="0.5" table:style-name="ce1">
            <text:p>0,5</text:p>
          </table:table-cell>
          <table:table-cell office:value-type="float" office:value="51480" table:formula="of:=[.F14]*[.E14]*20+100000*[.F14]" table:style-name="ce1">
            <text:p>51480</text:p>
          </table:table-cell>
          <table:table-cell office:value-type="float" office:value="2.31777273208932E-2" table:style-name="ce1">
            <text:p>0,023177727</text:p>
          </table:table-cell>
          <table:table-cell office:value-type="float" office:value="1.5578947368421052" table:formula="of:=[.E14]/[.D14]" table:style-name="ce1">
            <text:p>1,557894737</text:p>
          </table:table-cell>
          <table:table-cell office:value-type="float" office:value="1.4877595239762528E-2" table:formula="of:=[.H14]/[.I14]" table:style-name="ce1">
            <text:p>0,014877595</text:p>
          </table:table-cell>
          <table:table-cell office:value-type="float" office:value="0.34871956259053399" table:style-name="ce1">
            <text:p>0,348719563</text:p>
          </table:table-cell>
          <table:table-cell office:value-type="float" office:value="0.54326837119367399" table:formula="of:=[.K14]*[.I14]" table:style-name="ce1">
            <text:p>0,543268371</text:p>
          </table:table-cell>
          <table:table-cell office:value-type="string" table:style-name="ce1">
            <text:p>0.543268371193674</text:p>
          </table:table-cell>
          <table:table-cell table:style-name="ce1"/>
          <table:table-cell office:value-type="float" office:value="0" table:formula="of:=[.E3]/[.D3]" table:style-name="ce1">
            <text:p>#DIV/0!</text:p>
          </table:table-cell>
          <table:table-cell office:value-type="float" office:value="7.4973869075189103E-2" table:style-name="ce1">
            <text:p>0,074973869</text:p>
          </table:table-cell>
          <table:table-cell office:value-type="float" office:value="0" table:formula="of:=[.P14]/[.O14]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95" table:style-name="ce1">
            <text:p>95</text:p>
          </table:table-cell>
          <table:table-cell office:value-type="float" office:value="148" table:style-name="ce1">
            <text:p>148</text:p>
          </table:table-cell>
          <table:table-cell office:value-type="float" office:value="5" table:style-name="ce1">
            <text:p>5</text:p>
          </table:table-cell>
          <table:table-cell office:value-type="float" office:value="514800" table:formula="of:=[.F15]*[.E15]*20+100000*[.F15]" table:style-name="ce1">
            <text:p>514800</text:p>
          </table:table-cell>
          <table:table-cell office:value-type="float" office:value="9.6511056594726793E-2" table:style-name="ce1">
            <text:p>0,096511057</text:p>
          </table:table-cell>
          <table:table-cell office:value-type="float" office:value="1.5578947368421052" table:formula="of:=[.E15]/[.D15]" table:style-name="ce1">
            <text:p>1,557894737</text:p>
          </table:table-cell>
          <table:table-cell office:value-type="float" office:value="6.1949664706074631E-2" table:formula="of:=[.H15]/[.I15]" table:style-name="ce1">
            <text:p>0,061949665</text:p>
          </table:table-cell>
          <table:table-cell office:value-type="float" office:value="0.34871956259053399" table:style-name="ce1">
            <text:p>0,348719563</text:p>
          </table:table-cell>
          <table:table-cell office:value-type="float" office:value="0.54326837119367399" table:formula="of:=[.K15]*[.I15]" table:style-name="ce1">
            <text:p>0,543268371</text:p>
          </table:table-cell>
          <table:table-cell office:value-type="string" table:style-name="ce1">
            <text:p>0.543268371193674</text:p>
          </table:table-cell>
          <table:table-cell table:style-name="ce1"/>
          <table:table-cell office:value-type="float" office:value="0" table:formula="of:=[.E4]/[.D4]" table:style-name="ce1">
            <text:p>#DIV/0!</text:p>
          </table:table-cell>
          <table:table-cell office:value-type="float" office:value="0.36900378870372902" table:style-name="ce1">
            <text:p>0,369003789</text:p>
          </table:table-cell>
          <table:table-cell office:value-type="float" office:value="0" table:formula="of:=[.P15]/[.O15]" table:style-name="ce1">
            <text:p>#DIV/0!</text:p>
          </table:table-cell>
          <table:table-cell table:number-columns-repeated="1636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office:value-type="float" office:value="3144000" table:formula="of:=[.F16]*[.E16]*20+100000*[.F16]" table:style-name="ce1">
            <text:p>3144000</text:p>
          </table:table-cell>
          <table:table-cell office:value-type="float" office:value="0.48653368114103601" table:style-name="ce1">
            <text:p>0,486533681</text:p>
          </table:table-cell>
          <table:table-cell office:value-type="float" office:value="1.6216216216216217" table:formula="of:=[.E16]/[.D16]" table:style-name="ce1">
            <text:p>1,621621622</text:p>
          </table:table-cell>
          <table:table-cell office:value-type="float" office:value="0.30002910337030553" table:formula="of:=[.H16]/[.I16]" table:style-name="ce1">
            <text:p>0,300029103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16]*[.I16]" table:style-name="ce1">
            <text:p>0,679712912</text:p>
          </table:table-cell>
          <table:table-cell office:value-type="string" table:style-name="ce1">
            <text:p>0.679712911510813</text:p>
          </table:table-cell>
          <table:table-cell table:style-name="ce1"/>
          <table:table-cell office:value-type="string" table:style-name="ce1">
            <text:p/>
          </table:table-cell>
          <table:table-cell office:value-type="float" office:value="0.25759045708073403" table:style-name="ce1">
            <text:p>0,257590457</text:p>
          </table:table-cell>
          <table:table-cell office:value-type="float" office:value="0" table:formula="of:=[.P16]/[.O16]" table:style-name="ce1">
            <text:p>#VALEUR!</text:p>
          </table:table-cell>
          <table:table-cell table:number-columns-repeated="1636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office:value-type="float" office:value="3144000" table:formula="of:=[.F17]*[.E17]*20+100000*[.F17]" table:style-name="ce1">
            <text:p>3144000</text:p>
          </table:table-cell>
          <table:table-cell office:value-type="float" office:value="0.48935267328094001" table:style-name="ce1">
            <text:p>0,489352673</text:p>
          </table:table-cell>
          <table:table-cell office:value-type="float" office:value="1.6216216216216217" table:formula="of:=[.E17]/[.D17]" table:style-name="ce1">
            <text:p>1,621621622</text:p>
          </table:table-cell>
          <table:table-cell office:value-type="float" office:value="0.30176748185657964" table:formula="of:=[.H17]/[.I17]" table:style-name="ce1">
            <text:p>0,301767482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17]*[.I17]" table:style-name="ce1">
            <text:p>0,679712912</text:p>
          </table:table-cell>
          <table:table-cell office:value-type="string" table:style-name="ce1">
            <text:p>0.679712911510813</text:p>
          </table:table-cell>
          <table:table-cell table:style-name="ce1"/>
          <table:table-cell office:value-type="float" office:value="1.6216216216216217" table:formula="of:=[.E5]/[.D5]" table:style-name="ce1">
            <text:p>1,621621622</text:p>
          </table:table-cell>
          <table:table-cell office:value-type="float" office:value="0.189500249500998" table:style-name="ce1">
            <text:p>0,18950025</text:p>
          </table:table-cell>
          <table:table-cell office:value-type="float" office:value="0.11685848719228209" table:formula="of:=[.P17]/[.O17]" table:style-name="ce1">
            <text:p>0,116858487</text:p>
          </table:table-cell>
          <table:table-cell table:number-columns-repeated="1636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1048000" table:formula="of:=[.F18]*[.E18]*20+100000*[.F18]" table:style-name="ce1">
            <text:p>1048000</text:p>
          </table:table-cell>
          <table:table-cell office:value-type="float" office:value="0.14858902966304099" table:style-name="ce1">
            <text:p>0,14858903</text:p>
          </table:table-cell>
          <table:table-cell office:value-type="float" office:value="1.6216216216216217" table:formula="of:=[.E18]/[.D18]" table:style-name="ce1">
            <text:p>1,621621622</text:p>
          </table:table-cell>
          <table:table-cell office:value-type="float" office:value="9.1629901625541937E-2" table:formula="of:=[.H18]/[.I18]" table:style-name="ce1">
            <text:p>0,091629902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18]*[.I18]" table:style-name="ce1">
            <text:p>0,679712912</text:p>
          </table:table-cell>
          <table:table-cell office:value-type="string" table:style-name="ce1">
            <text:p>0.679712911510813</text:p>
          </table:table-cell>
          <table:table-cell table:style-name="ce1"/>
          <table:table-cell office:value-type="string" table:style-name="ce1">
            <text:p/>
          </table:table-cell>
          <table:table-cell office:value-type="float" office:value="2.6522437524670001E-2" table:style-name="ce1">
            <text:p>0,026522438</text:p>
          </table:table-cell>
          <table:table-cell office:value-type="float" office:value="0" table:formula="of:=[.P18]/[.O18]" table:style-name="ce1">
            <text:p>#VALEUR!</text:p>
          </table:table-cell>
          <table:table-cell table:number-columns-repeated="16367"/>
        </table:table-row>
        <table:table-row table:style-name="ro1">
          <table:table-cell table:number-columns-repeated="14" table:style-name="ce1"/>
          <table:table-cell office:value-type="float" office:value="2" table:formula="of:=[.E6]/[.D6]" table:style-name="ce1">
            <text:p>2</text:p>
          </table:table-cell>
          <table:table-cell office:value-type="float" office:value="1.73252034249648E-2" table:style-name="ce1">
            <text:p>0,017325203</text:p>
          </table:table-cell>
          <table:table-cell office:value-type="float" office:value="8.6626017124824001E-3" table:formula="of:=[.P19]/[.O19]" table:style-name="ce1">
            <text:p>0,008662602</text:p>
          </table:table-cell>
          <table:table-cell table:number-columns-repeated="16367"/>
        </table:table-row>
        <table:table-row table:style-name="ro1">
          <table:table-cell table:number-columns-repeated="14" table:style-name="ce1"/>
          <table:table-cell office:value-type="string" table:style-name="ce1">
            <text:p/>
          </table:table-cell>
          <table:table-cell office:value-type="float" office:value="0.187243746420511" table:style-name="ce1">
            <text:p>0,187243746</text:p>
          </table:table-cell>
          <table:table-cell office:value-type="float" office:value="0" table:formula="of:=[.P20]/[.O20]" table:style-name="ce1">
            <text:p>#VALEUR!</text:p>
          </table:table-cell>
          <table:table-cell table:number-columns-repeated="16367"/>
        </table:table-row>
        <table:table-row table:style-name="ro1">
          <table:table-cell table:number-columns-repeated="14" table:style-name="ce1"/>
          <table:table-cell office:value-type="string" table:style-name="ce1">
            <text:p/>
          </table:table-cell>
          <table:table-cell office:value-type="float" office:value="2.46499354483142E-2" table:style-name="ce1">
            <text:p>0,024649935</text:p>
          </table:table-cell>
          <table:table-cell office:value-type="float" office:value="0" table:formula="of:=[.P21]/[.O21]" table:style-name="ce1">
            <text:p>#VALEUR!</text:p>
          </table:table-cell>
          <table:table-cell table:number-columns-repeated="16367"/>
        </table:table-row>
        <table:table-row table:style-name="ro1">
          <table:table-cell table:number-columns-repeated="14" table:style-name="ce1"/>
          <table:table-cell office:value-type="float" office:value="1.6" table:formula="of:=[.E7]/[.D7]" table:style-name="ce1">
            <text:p>1,6</text:p>
          </table:table-cell>
          <table:table-cell office:value-type="float" office:value="2.31777273208932E-2" table:style-name="ce1">
            <text:p>0,023177727</text:p>
          </table:table-cell>
          <table:table-cell office:value-type="float" office:value="1.4486079575558249E-2" table:formula="of:=[.P22]/[.O22]" table:style-name="ce1">
            <text:p>0,01448608</text:p>
          </table:table-cell>
          <table:table-cell table:number-columns-repeated="16367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2.7407407407407409" table:formula="of:=[.E8]/[.D8]" table:style-name="ce1">
            <text:p>2,740740741</text:p>
          </table:table-cell>
          <table:table-cell office:value-type="float" office:value="9.6511056594726793E-2" table:style-name="ce1">
            <text:p>0,096511057</text:p>
          </table:table-cell>
          <table:table-cell office:value-type="float" office:value="3.5213493622400317E-2" table:formula="of:=[.P23]/[.O23]" table:style-name="ce1">
            <text:p>0,035213494</text:p>
          </table:table-cell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table:number-columns-repeated="11" table:style-name="ce1"/>
          <table:table-cell office:value-type="float" office:value="2.7407407407407409" table:formula="of:=[.E9]/[.D9]" table:style-name="ce1">
            <text:p>2,740740741</text:p>
          </table:table-cell>
          <table:table-cell office:value-type="float" office:value="0.48653368114103601" table:style-name="ce1">
            <text:p>0,486533681</text:p>
          </table:table-cell>
          <table:table-cell office:value-type="float" office:value="0.17751904582172934" table:formula="of:=[.P24]/[.O24]" table:style-name="ce1">
            <text:p>0,177519046</text:p>
          </table:table-cell>
          <table:table-cell table:number-columns-repeated="1636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10" table:style-name="ce1">
            <text:p>10</text:p>
          </table:table-cell>
          <table:table-cell table:number-columns-repeated="11" table:style-name="ce1"/>
          <table:table-cell office:value-type="string" table:style-name="ce1">
            <text:p/>
          </table:table-cell>
          <table:table-cell office:value-type="float" office:value="0.48935267328094001" table:style-name="ce1">
            <text:p>0,489352673</text:p>
          </table:table-cell>
          <table:table-cell office:value-type="float" office:value="0" table:formula="of:=[.P25]/[.O25]" table:style-name="ce1">
            <text:p>#VALEUR!</text:p>
          </table:table-cell>
          <table:table-cell table:number-columns-repeated="1636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1048000" table:formula="of:=[.F26]*[.E26]*20+100000*[.F26]" table:style-name="ce1">
            <text:p>1048000</text:p>
          </table:table-cell>
          <table:table-cell office:value-type="float" office:value="6.2668172690763094E-2" table:style-name="ce1">
            <text:p>0,062668173</text:p>
          </table:table-cell>
          <table:table-cell office:value-type="float" office:value="1.6216216216216217" table:formula="of:=[.E26]/[.D26]" table:style-name="ce1">
            <text:p>1,621621622</text:p>
          </table:table-cell>
          <table:table-cell office:value-type="float" office:value="3.8645373159303907E-2" table:formula="of:=[.H26]/[.I26]" table:style-name="ce1">
            <text:p>0,038645373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26]*[.I26]" table:style-name="ce1">
            <text:p>0,679712912</text:p>
          </table:table-cell>
          <table:table-cell table:number-columns-repeated="2" table:style-name="ce1"/>
          <table:table-cell office:value-type="float" office:value="1.6216216216216217" table:formula="of:=[.E10]/[.D10]" table:style-name="ce1">
            <text:p>1,621621622</text:p>
          </table:table-cell>
          <table:table-cell office:value-type="float" office:value="0.14858902966304099" table:style-name="ce1">
            <text:p>0,14858903</text:p>
          </table:table-cell>
          <table:table-cell office:value-type="float" office:value="9.1629901625541937E-2" table:formula="of:=[.P26]/[.O26]" table:style-name="ce1">
            <text:p>0,091629902</text:p>
          </table:table-cell>
          <table:table-cell table:number-columns-repeated="1636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240" table:style-name="ce1">
            <text:p>240</text:p>
          </table:table-cell>
          <table:table-cell office:value-type="float" office:value="480" table:style-name="ce1">
            <text:p>480</text:p>
          </table:table-cell>
          <table:table-cell office:value-type="float" office:value="8" table:style-name="ce1">
            <text:p>8</text:p>
          </table:table-cell>
          <table:table-cell office:value-type="float" office:value="876800" table:formula="of:=[.F27]*[.E27]*20+100000*[.F27]" table:style-name="ce1">
            <text:p>876800</text:p>
          </table:table-cell>
          <table:table-cell office:value-type="float" office:value="7.4973869075189103E-2" table:style-name="ce1">
            <text:p>0,074973869</text:p>
          </table:table-cell>
          <table:table-cell office:value-type="float" office:value="2" table:formula="of:=[.E27]/[.D27]" table:style-name="ce1">
            <text:p>2</text:p>
          </table:table-cell>
          <table:table-cell office:value-type="float" office:value="3.7486934537594552E-2" table:formula="of:=[.H27]/[.I27]" table:style-name="ce1">
            <text:p>0,037486935</text:p>
          </table:table-cell>
          <table:table-cell office:value-type="float" office:value="0.62122888964803702" table:style-name="ce1">
            <text:p>0,62122889</text:p>
          </table:table-cell>
          <table:table-cell office:value-type="float" office:value="1.242457779296074" table:formula="of:=[.K27]*[.I27]" table:style-name="ce1">
            <text:p>1,242457779</text:p>
          </table:table-cell>
          <table:table-cell table:number-columns-repeated="2" table:style-name="ce1"/>
          <table:table-cell office:value-type="float" office:value="2.7407407407407409" table:formula="of:=[.E11]/[.D11]" table:style-name="ce1">
            <text:p>2,740740741</text:p>
          </table:table-cell>
          <table:table-cell table:number-columns-repeated="1636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150" table:style-name="ce1">
            <text:p>150</text:p>
          </table:table-cell>
          <table:table-cell office:value-type="float" office:value="240" table:style-name="ce1">
            <text:p>240</text:p>
          </table:table-cell>
          <table:table-cell office:value-type="float" office:value="20" table:style-name="ce1">
            <text:p>20</text:p>
          </table:table-cell>
          <table:table-cell office:value-type="float" office:value="2096000" table:formula="of:=[.F28]*[.E28]*20+100000*[.F28]" table:style-name="ce1">
            <text:p>2096000</text:p>
          </table:table-cell>
          <table:table-cell office:value-type="float" office:value="0.36900378870372902" table:style-name="ce1">
            <text:p>0,369003789</text:p>
          </table:table-cell>
          <table:table-cell office:value-type="float" office:value="1.6" table:formula="of:=[.E28]/[.D28]" table:style-name="ce1">
            <text:p>1,6</text:p>
          </table:table-cell>
          <table:table-cell office:value-type="float" office:value="0.23062736793983063" table:formula="of:=[.H28]/[.I28]" table:style-name="ce1">
            <text:p>0,230627368</text:p>
          </table:table-cell>
          <table:table-cell office:value-type="float" office:value="0.46418961642845902" table:style-name="ce1">
            <text:p>0,464189616</text:p>
          </table:table-cell>
          <table:table-cell office:value-type="float" office:value="0.74270338628553445" table:formula="of:=[.K28]*[.I28]" table:style-name="ce1">
            <text:p>0,742703386</text:p>
          </table:table-cell>
          <table:table-cell table:number-columns-repeated="2" table:style-name="ce1"/>
          <table:table-cell office:value-type="float" office:value="0" table:formula="of:=[.P12]/[.O12]" table:style-name="ce1">
            <text:p>#DIV/0!</text:p>
          </table:table-cell>
          <table:table-cell table:number-columns-repeated="16369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48" table:style-name="ce1">
            <text:p>148</text:p>
          </table:table-cell>
          <table:table-cell office:value-type="float" office:value="5" table:style-name="ce1">
            <text:p>5</text:p>
          </table:table-cell>
          <table:table-cell office:value-type="float" office:value="514800" table:formula="of:=[.F29]*[.E29]*20+100000*[.F29]" table:style-name="ce1">
            <text:p>514800</text:p>
          </table:table-cell>
          <table:table-cell office:value-type="float" office:value="0.25759045708073403" table:style-name="ce1">
            <text:p>0,257590457</text:p>
          </table:table-cell>
          <table:table-cell office:value-type="float" office:value="2.7407407407407409" table:formula="of:=[.E29]/[.D29]" table:style-name="ce1">
            <text:p>2,740740741</text:p>
          </table:table-cell>
          <table:table-cell office:value-type="float" office:value="9.3985707313240782E-2" table:formula="of:=[.H29]/[.I29]" table:style-name="ce1">
            <text:p>0,093985707</text:p>
          </table:table-cell>
          <table:table-cell office:value-type="float" office:value="0.22516660498395399" table:style-name="ce1">
            <text:p>0,225166605</text:p>
          </table:table-cell>
          <table:table-cell office:value-type="float" office:value="0.61712328773379987" table:formula="of:=[.K29]*[.I29]" table:style-name="ce1">
            <text:p>0,617123288</text:p>
          </table:table-cell>
          <table:table-cell table:number-columns-repeated="16372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office:value-type="float" office:value="148" table:style-name="ce1">
            <text:p>148</text:p>
          </table:table-cell>
          <table:table-cell office:value-type="float" office:value="4" table:style-name="ce1">
            <text:p>4</text:p>
          </table:table-cell>
          <table:table-cell office:value-type="float" office:value="411840" table:formula="of:=[.F30]*[.E30]*20+100000*[.F30]" table:style-name="ce1">
            <text:p>411840</text:p>
          </table:table-cell>
          <table:table-cell office:value-type="float" office:value="0.189500249500998" table:style-name="ce1">
            <text:p>0,18950025</text:p>
          </table:table-cell>
          <table:table-cell office:value-type="float" office:value="2.7407407407407409" table:formula="of:=[.E30]/[.D30]" table:style-name="ce1">
            <text:p>2,740740741</text:p>
          </table:table-cell>
          <table:table-cell office:value-type="float" office:value="6.9141982926039805E-2" table:formula="of:=[.H30]/[.I30]" table:style-name="ce1">
            <text:p>0,069141983</text:p>
          </table:table-cell>
          <table:table-cell office:value-type="float" office:value="0.22516660498395399" table:style-name="ce1">
            <text:p>0,225166605</text:p>
          </table:table-cell>
          <table:table-cell office:value-type="float" office:value="0.61712328773379987" table:formula="of:=[.K30]*[.I30]" table:style-name="ce1">
            <text:p>0,617123288</text:p>
          </table:table-cell>
          <table:table-cell table:number-columns-repeated="16372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04800" table:formula="of:=[.F31]*[.E31]*20+100000*[.F31]" table:style-name="ce1">
            <text:p>104800</text:p>
          </table:table-cell>
          <table:table-cell office:value-type="float" office:value="2.6522437524670001E-2" table:style-name="ce1">
            <text:p>0,026522438</text:p>
          </table:table-cell>
          <table:table-cell office:value-type="float" office:value="1.6216216216216217" table:formula="of:=[.E31]/[.D31]" table:style-name="ce1">
            <text:p>1,621621622</text:p>
          </table:table-cell>
          <table:table-cell office:value-type="float" office:value="1.6355503140213168E-2" table:formula="of:=[.H31]/[.I31]" table:style-name="ce1">
            <text:p>0,016355503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31]*[.I31]" table:style-name="ce1">
            <text:p>0,679712912</text:p>
          </table:table-cell>
          <table:table-cell table:number-columns-repeated="16372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6" table:style-name="ce1">
            <text:p>6</text:p>
          </table:table-cell>
          <table:table-cell office:value-type="float" office:value="54" table:style-name="ce1">
            <text:p>54</text:p>
          </table:table-cell>
          <table:table-cell office:value-type="float" office:value="148" table:style-name="ce1">
            <text:p>148</text:p>
          </table:table-cell>
          <table:table-cell office:value-type="float" office:value="1" table:style-name="ce1">
            <text:p>1</text:p>
          </table:table-cell>
          <table:table-cell office:value-type="float" office:value="102960" table:formula="of:=[.F32]*[.E32]*20+100000*[.F32]" table:style-name="ce1">
            <text:p>102960</text:p>
          </table:table-cell>
          <table:table-cell office:value-type="float" office:value="1.73252034249648E-2" table:style-name="ce1">
            <text:p>0,017325203</text:p>
          </table:table-cell>
          <table:table-cell office:value-type="float" office:value="2.7407407407407409" table:formula="of:=[.E32]/[.D32]" table:style-name="ce1">
            <text:p>2,740740741</text:p>
          </table:table-cell>
          <table:table-cell office:value-type="float" office:value="6.3213580064060753E-3" table:formula="of:=[.H32]/[.I32]" table:style-name="ce1">
            <text:p>0,006321358</text:p>
          </table:table-cell>
          <table:table-cell office:value-type="float" office:value="0.22516660498395399" table:style-name="ce1">
            <text:p>0,225166605</text:p>
          </table:table-cell>
          <table:table-cell office:value-type="float" office:value="0.61712328773379987" table:formula="of:=[.K32]*[.I32]" table:style-name="ce1">
            <text:p>0,617123288</text:p>
          </table:table-cell>
          <table:table-cell table:number-columns-repeated="16372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8" table:style-name="ce1">
            <text:p>8</text:p>
          </table:table-cell>
          <table:table-cell office:value-type="float" office:value="7" table:style-name="ce1">
            <text:p>7</text:p>
          </table:table-cell>
          <table:table-cell office:value-type="float" office:value="54" table:style-name="ce1">
            <text:p>54</text:p>
          </table:table-cell>
          <table:table-cell office:value-type="float" office:value="148" table:style-name="ce1">
            <text:p>148</text:p>
          </table:table-cell>
          <table:table-cell office:value-type="float" office:value="4" table:style-name="ce1">
            <text:p>4</text:p>
          </table:table-cell>
          <table:table-cell office:value-type="float" office:value="411840" table:formula="of:=[.F33]*[.E33]*20+100000*[.F33]" table:style-name="ce1">
            <text:p>411840</text:p>
          </table:table-cell>
          <table:table-cell office:value-type="float" office:value="0.187243746420511" table:style-name="ce1">
            <text:p>0,187243746</text:p>
          </table:table-cell>
          <table:table-cell office:value-type="float" office:value="2.7407407407407409" table:formula="of:=[.E33]/[.D33]" table:style-name="ce1">
            <text:p>2,740740741</text:p>
          </table:table-cell>
          <table:table-cell office:value-type="float" office:value="6.8318664234510773E-2" table:formula="of:=[.H33]/[.I33]" table:style-name="ce1">
            <text:p>0,068318664</text:p>
          </table:table-cell>
          <table:table-cell office:value-type="float" office:value="0.22516660498395399" table:style-name="ce1">
            <text:p>0,225166605</text:p>
          </table:table-cell>
          <table:table-cell office:value-type="float" office:value="0.61712328773379987" table:formula="of:=[.K33]*[.I33]" table:style-name="ce1">
            <text:p>0,617123288</text:p>
          </table:table-cell>
          <table:table-cell table:number-columns-repeated="16372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50" table:style-name="ce1">
            <text:p>150</text:p>
          </table:table-cell>
          <table:table-cell office:value-type="float" office:value="240" table:style-name="ce1">
            <text:p>240</text:p>
          </table:table-cell>
          <table:table-cell office:value-type="float" office:value="1" table:style-name="ce1">
            <text:p>1</text:p>
          </table:table-cell>
          <table:table-cell office:value-type="float" office:value="104800" table:formula="of:=[.F34]*[.E34]*20+100000*[.F34]" table:style-name="ce1">
            <text:p>104800</text:p>
          </table:table-cell>
          <table:table-cell office:value-type="float" office:value="2.46499354483142E-2" table:style-name="ce1">
            <text:p>0,024649935</text:p>
          </table:table-cell>
          <table:table-cell office:value-type="float" office:value="1.6" table:formula="of:=[.E34]/[.D34]" table:style-name="ce1">
            <text:p>1,6</text:p>
          </table:table-cell>
          <table:table-cell office:value-type="float" office:value="1.5406209655196373E-2" table:formula="of:=[.H34]/[.I34]" table:style-name="ce1">
            <text:p>0,01540621</text:p>
          </table:table-cell>
          <table:table-cell office:value-type="float" office:value="0.34871956259053399" table:style-name="ce1">
            <text:p>0,348719563</text:p>
          </table:table-cell>
          <table:table-cell office:value-type="float" office:value="0.55795130014485439" table:formula="of:=[.K34]*[.I34]" table:style-name="ce1">
            <text:p>0,5579513</text:p>
          </table:table-cell>
          <table:table-cell table:number-columns-repeated="16372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95" table:style-name="ce1">
            <text:p>95</text:p>
          </table:table-cell>
          <table:table-cell office:value-type="float" office:value="148" table:style-name="ce1">
            <text:p>148</text:p>
          </table:table-cell>
          <table:table-cell office:value-type="float" office:value="0.5" table:style-name="ce1">
            <text:p>0,5</text:p>
          </table:table-cell>
          <table:table-cell office:value-type="float" office:value="51480" table:formula="of:=[.F35]*[.E35]*20+100000*[.F35]" table:style-name="ce1">
            <text:p>51480</text:p>
          </table:table-cell>
          <table:table-cell office:value-type="float" office:value="2.31777273208932E-2" table:style-name="ce1">
            <text:p>0,023177727</text:p>
          </table:table-cell>
          <table:table-cell office:value-type="float" office:value="1.5578947368421052" table:formula="of:=[.E35]/[.D35]" table:style-name="ce1">
            <text:p>1,557894737</text:p>
          </table:table-cell>
          <table:table-cell office:value-type="float" office:value="1.4877595239762528E-2" table:formula="of:=[.H35]/[.I35]" table:style-name="ce1">
            <text:p>0,014877595</text:p>
          </table:table-cell>
          <table:table-cell office:value-type="float" office:value="0.34871956259053399" table:style-name="ce1">
            <text:p>0,348719563</text:p>
          </table:table-cell>
          <table:table-cell office:value-type="float" office:value="0.54326837119367399" table:formula="of:=[.K35]*[.I35]" table:style-name="ce1">
            <text:p>0,543268371</text:p>
          </table:table-cell>
          <table:table-cell table:number-columns-repeated="16372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office:value-type="float" office:value="13" table:style-name="ce1">
            <text:p>13</text:p>
          </table:table-cell>
          <table:table-cell office:value-type="float" office:value="95" table:style-name="ce1">
            <text:p>95</text:p>
          </table:table-cell>
          <table:table-cell office:value-type="float" office:value="148" table:style-name="ce1">
            <text:p>148</text:p>
          </table:table-cell>
          <table:table-cell office:value-type="float" office:value="5" table:style-name="ce1">
            <text:p>5</text:p>
          </table:table-cell>
          <table:table-cell office:value-type="float" office:value="514800" table:formula="of:=[.F36]*[.E36]*20+100000*[.F36]" table:style-name="ce1">
            <text:p>514800</text:p>
          </table:table-cell>
          <table:table-cell office:value-type="float" office:value="9.6511056594726793E-2" table:style-name="ce1">
            <text:p>0,096511057</text:p>
          </table:table-cell>
          <table:table-cell office:value-type="float" office:value="1.5578947368421052" table:formula="of:=[.E36]/[.D36]" table:style-name="ce1">
            <text:p>1,557894737</text:p>
          </table:table-cell>
          <table:table-cell office:value-type="float" office:value="6.1949664706074631E-2" table:formula="of:=[.H36]/[.I36]" table:style-name="ce1">
            <text:p>0,061949665</text:p>
          </table:table-cell>
          <table:table-cell office:value-type="float" office:value="0.34871956259053399" table:style-name="ce1">
            <text:p>0,348719563</text:p>
          </table:table-cell>
          <table:table-cell office:value-type="float" office:value="0.54326837119367399" table:formula="of:=[.K36]*[.I36]" table:style-name="ce1">
            <text:p>0,543268371</text:p>
          </table:table-cell>
          <table:table-cell table:number-columns-repeated="16372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office:value-type="float" office:value="3144000" table:formula="of:=[.F37]*[.E37]*20+100000*[.F37]" table:style-name="ce1">
            <text:p>3144000</text:p>
          </table:table-cell>
          <table:table-cell office:value-type="float" office:value="0.48653368114103601" table:style-name="ce1">
            <text:p>0,486533681</text:p>
          </table:table-cell>
          <table:table-cell office:value-type="float" office:value="1.6216216216216217" table:formula="of:=[.E37]/[.D37]" table:style-name="ce1">
            <text:p>1,621621622</text:p>
          </table:table-cell>
          <table:table-cell office:value-type="float" office:value="0.30002910337030553" table:formula="of:=[.H37]/[.I37]" table:style-name="ce1">
            <text:p>0,300029103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37]*[.I37]" table:style-name="ce1">
            <text:p>0,679712912</text:p>
          </table:table-cell>
          <table:table-cell table:number-columns-repeated="16372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1" table:style-name="ce1">
            <text:p>11</text:p>
          </table:table-cell>
          <table:table-cell office:value-type="float" office:value="12" table:style-name="ce1">
            <text:p>12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30" table:style-name="ce1">
            <text:p>30</text:p>
          </table:table-cell>
          <table:table-cell office:value-type="float" office:value="3144000" table:formula="of:=[.F38]*[.E38]*20+100000*[.F38]" table:style-name="ce1">
            <text:p>3144000</text:p>
          </table:table-cell>
          <table:table-cell office:value-type="float" office:value="0.48935267328094001" table:style-name="ce1">
            <text:p>0,489352673</text:p>
          </table:table-cell>
          <table:table-cell office:value-type="float" office:value="1.6216216216216217" table:formula="of:=[.E38]/[.D38]" table:style-name="ce1">
            <text:p>1,621621622</text:p>
          </table:table-cell>
          <table:table-cell office:value-type="float" office:value="0.30176748185657964" table:formula="of:=[.H38]/[.I38]" table:style-name="ce1">
            <text:p>0,301767482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38]*[.I38]" table:style-name="ce1">
            <text:p>0,679712912</text:p>
          </table:table-cell>
          <table:table-cell table:number-columns-repeated="16372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13" table:style-name="ce1">
            <text:p>13</text:p>
          </table:table-cell>
          <table:table-cell office:value-type="float" office:value="148" table:style-name="ce1">
            <text:p>148</text:p>
          </table:table-cell>
          <table:table-cell office:value-type="float" office:value="240" table:style-name="ce1">
            <text:p>240</text:p>
          </table:table-cell>
          <table:table-cell office:value-type="float" office:value="10" table:style-name="ce1">
            <text:p>10</text:p>
          </table:table-cell>
          <table:table-cell office:value-type="float" office:value="1048000" table:formula="of:=[.F39]*[.E39]*20+100000*[.F39]" table:style-name="ce1">
            <text:p>1048000</text:p>
          </table:table-cell>
          <table:table-cell office:value-type="float" office:value="0.14858902966304099" table:style-name="ce1">
            <text:p>0,14858903</text:p>
          </table:table-cell>
          <table:table-cell office:value-type="float" office:value="1.6216216216216217" table:formula="of:=[.E39]/[.D39]" table:style-name="ce1">
            <text:p>1,621621622</text:p>
          </table:table-cell>
          <table:table-cell office:value-type="float" office:value="9.1629901625541937E-2" table:formula="of:=[.H39]/[.I39]" table:style-name="ce1">
            <text:p>0,091629902</text:p>
          </table:table-cell>
          <table:table-cell office:value-type="float" office:value="0.41915629543166799" table:style-name="ce1">
            <text:p>0,419156295</text:p>
          </table:table-cell>
          <table:table-cell office:value-type="float" office:value="0.67971291151081303" table:formula="of:=[.K39]*[.I39]" table:style-name="ce1">
            <text:p>0,679712912</text:p>
          </table:table-cell>
          <table:table-cell table:number-columns-repeated="16372"/>
        </table:table-row>
        <table:table-row table:number-rows-repeated="104853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15</meta:generator>
    <dc:creator>JACQUES WENGER</dc:creator>
    <dc:date>2024-11-29T14:54:07Z</dc:date>
    <meta:editing-cycles>2</meta:editing-cycles>
    <meta:editing-duration>PT276889S</meta:editing-duration>
  </office:meta>
</office:document-meta>
</file>